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700000257B0D03DBE688E24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7.69cm" fo:min-width="21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939cm" svg:height="13.939cm" svg:x="3.826cm" svg:y="7.001cm">
          <draw:image xlink:href="Pictures/100002010000025700000257B0D03DBE688E24F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07T23:36:31.167194435</dc:date>
    <meta:editing-duration>PT8M40S</meta:editing-duration>
    <meta:editing-cycles>2</meta:editing-cycles>
    <meta:generator>LibreOffice/5.3.1.2$Linux_X86_64 LibreOffice_project/30m0$Build-2</meta:generator>
    <meta:document-statistic meta:object-count="2"/>
  </office:meta>
</office:document-meta>
</file>